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35cm" fo:min-width="7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1.15cm" fo:min-width="9.3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2.55cm" fo:min-width="11cm"/>
    </style:style>
    <style:style style:name="gr8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9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35cm" fo:min-width="0.3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4.55cm" fo:min-width="11.5cm"/>
    </style:style>
    <style:style style:name="gr11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45cm" fo:min-width="0.3cm"/>
    </style:style>
    <style:style style:name="gr12" style:family="graphic" style:parent-style-name="standard">
      <style:graphic-properties draw:textarea-horizontal-align="justify" draw:textarea-vertical-align="top" draw:auto-grow-height="false" fo:min-height="4.844cm" fo:min-width="6.63cm" fo:wrap-option="no-wrap"/>
    </style:style>
    <style:style style:name="gr13" style:family="graphic" style:parent-style-name="standard">
      <style:graphic-properties draw:fill-color="#ffffd7" draw:textarea-horizontal-align="justify" draw:textarea-vertical-align="top" draw:auto-grow-height="false" fo:min-height="2.25cm" fo:min-width="9.2cm"/>
    </style:style>
    <style:style style:name="gr14" style:family="graphic" style:parent-style-name="standard">
      <style:graphic-properties draw:fill-color="#ffffd7" draw:textarea-horizontal-align="justify" draw:textarea-vertical-align="top" draw:auto-grow-height="false" fo:min-height="2.55cm" fo:min-width="9.8cm"/>
    </style:style>
    <style:style style:name="gr15" style:family="graphic" style:parent-style-name="standard">
      <style:graphic-properties draw:fill="solid" draw:fill-color="#ffffd7" draw:textarea-horizontal-align="justify" draw:textarea-vertical-align="top" draw:auto-grow-height="false" fo:min-height="1.85cm" fo:min-width="10.5cm"/>
    </style:style>
    <style:style style:name="gr16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17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7" style:family="paragraph">
      <style:paragraph-properties fo:text-align="start"/>
    </style:style>
    <style:style style:name="P8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9" style:family="paragraph">
      <style:paragraph-properties fo:text-align="start"/>
      <style:text-properties fo:font-size="5.5pt" style:font-size-asian="5.5pt" style:font-size-complex="5.5pt"/>
    </style:style>
    <style:style style:name="P10" style:family="paragraph">
      <loext:graphic-properties draw:fill-color="#ffffff" draw:opacity="0%"/>
      <style:paragraph-properties fo:text-align="center"/>
      <style:text-properties fo:background-color="transparent"/>
    </style:style>
    <style:style style:name="P11" style:family="paragraph">
      <style:paragraph-properties fo:text-align="start"/>
      <style:text-properties fo:font-size="9pt" style:font-size-asian="9pt" style:font-size-complex="9pt"/>
    </style:style>
    <style:style style:name="P12" style:family="paragraph">
      <loext:graphic-properties draw:fill="solid" draw:fill-color="#ffffd7"/>
      <style:paragraph-properties fo:text-align="start" style:text-autospace="none"/>
      <style:text-properties fo:font-size="5.5pt" style:font-size-asian="5.5pt" style:font-size-complex="5.5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5.5pt" style:font-size-asian="5.5pt" style:font-size-complex="5.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background-color="transparent"/>
    </style:style>
    <style:style style:name="T9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2cm" svg:height="1.7cm" svg:x="8.4cm" svg:y="1.7cm">
          <text:p text:style-name="P1"><text:span text:style-name="T1">DeleteAll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1.6cm" svg:x="6.1cm" svg:y="4.9cm">
          <text:p text:style-name="P3"><text:span text:style-name="T2">func </text:span><text:span text:style-name="T3">(c *Client) DeleteAll() error {</text:span><text:span text:style-name="T3"><text:line-break/></text:span><text:span text:style-name="T3"> <text:s text:c="3"/></text:span><text:span text:style-name="T2">return </text:span><text:span text:style-name="T3">c.withKeyRw(</text:span><text:span text:style-name="T4">""</text:span><text:span text:style-name="T3">, </text:span><text:span text:style-name="T2">func</text:span><text:span text:style-name="T3">(rw *bufio.ReadWriter) error {</text:span><text:span text:style-name="T3"><text:line-break/></text:span><text:span text:style-name="T3"> <text:s text:c="7"/></text:span><text:span text:style-name="T2">return </text:span><text:span text:style-name="T3">writeExpectf(rw, resultDeleted, </text:span><text:span text:style-name="T4">"flush_all\r\n"</text:span><text:span text:style-name="T5">)</text:span><text:span text:style-name="T5"><text:line-break/></text:span><text:span text:style-name="T5"> <text:s text:c="3"/>})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3.4cm" svg:x2="10cm" svg:y2="4.9cm">
          <text:p/>
        </draw:line>
        <draw:custom-shape draw:style-name="gr4" draw:text-style-name="P6" draw:layer="layout" svg:width="9.8cm" svg:height="1.4cm" svg:x="5cm" svg:y="7.5cm">
          <text:p text:style-name="P3"><text:span text:style-name="T2">func </text:span><text:span text:style-name="T3">(c *Client) withKeyRw(key string, fn </text:span><text:span text:style-name="T2">func</text:span><text:span text:style-name="T3">(*bufio.ReadWriter) error) error {</text:span><text:span text:style-name="T3"><text:line-break/></text:span><text:span text:style-name="T3"> <text:s text:c="3"/></text:span><text:span text:style-name="T2">return </text:span><text:span text:style-name="T3">c.withKeyAddr(key, </text:span><text:span text:style-name="T2">func</text:span><text:span text:style-name="T5">(addr net.Addr) error {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c.withAddrRw(addr, fn)</text:span><text:span text:style-name="T5"><text:line-break/></text:span><text:span text:style-name="T5"> <text:s text:c="3"/>})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cm" svg:height="4.8cm" svg:x="-3.1cm" svg:y="6.9cm">
          <text:p text:style-name="P7"><text:span text:style-name="T6">func (ss *ServerList) PickServer(key string) (net.Addr, error) {</text:span></text:p>
          <text:p text:style-name="P7"><text:span text:style-name="T6"><text:s text:c="8"/></text:span><text:span text:style-name="T6">ss.mu.RLock()</text:span></text:p>
          <text:p text:style-name="P7"><text:span text:style-name="T6"><text:s text:c="8"/></text:span><text:span text:style-name="T6">defer ss.mu.RUnlock()</text:span></text:p>
          <text:p text:style-name="P7"><text:span text:style-name="T6"><text:s text:c="8"/></text:span><text:span text:style-name="T6">if len(ss.addrs) == 0 {</text:span></text:p>
          <text:p text:style-name="P7"><text:span text:style-name="T7"><text:s text:c="8"/></text:span><text:span text:style-name="T6"><text:s text:c="8"/></text:span><text:span text:style-name="T6">return nil, ErrNoServers</text:span></text:p>
          <text:p text:style-name="P7"><text:span text:style-name="T6"><text:s text:c="8"/></text:span><text:span text:style-name="T6">}</text:span></text:p>
          <text:p text:style-name="P7"><text:span text:style-name="T6"><text:s text:c="8"/></text:span><text:span text:style-name="T6">if len(ss.addrs) == 1 {</text:span></text:p>
          <text:p text:style-name="P7"><text:span text:style-name="T7"><text:s text:c="8"/></text:span><text:span text:style-name="T6"><text:s text:c="8"/></text:span><text:span text:style-name="T6">return ss.addrs[0], nil</text:span></text:p>
          <text:p text:style-name="P7"><text:span text:style-name="T6"><text:s text:c="8"/></text:span><text:span text:style-name="T6">}</text:span></text:p>
          <text:p text:style-name="P7"><text:span text:style-name="T6"><text:s text:c="8"/></text:span><text:span text:style-name="T6">// </text:span><text:span text:style-name="T6">这种写法是为了节省空间，以免重复分配内存空间</text:span></text:p>
          <text:p text:style-name="P7"><text:span text:style-name="T6"><text:s text:c="8"/></text:span><text:span text:style-name="T6">bufp := keyBufPool.Get().(*[]byte)</text:span><text:span text:style-name="T6"><text:tab/></text:span></text:p>
          <text:p text:style-name="P7"><text:span text:style-name="T6"><text:s text:c="8"/></text:span><text:span text:style-name="T6">// </text:span><text:span text:style-name="T6">从临时对象池中获取</text:span><text:span text:style-name="T6">256</text:span><text:span text:style-name="T6">字节空间</text:span></text:p>
          <text:p text:style-name="P7"><text:span text:style-name="T6"><text:s text:c="8"/></text:span><text:span text:style-name="T6">n := copy(*bufp, key)</text:span><text:span text:style-name="T6"><text:tab/></text:span><text:span text:style-name="T6">// </text:span><text:span text:style-name="T6">将</text:span><text:span text:style-name="T6">key</text:span><text:span text:style-name="T6">值复制到这个空间中</text:span></text:p>
          <text:p text:style-name="P7"><text:span text:style-name="T6"><text:s text:c="8"/></text:span><text:span text:style-name="T6">cs := crc32.ChecksumIEEE((*bufp)[:n])</text:span></text:p>
          <text:p text:style-name="P7"><text:span text:style-name="T7"><text:s text:c="8"/></text:span><text:span text:style-name="T6">keyBufPool.Put(bufp)</text:span></text:p>
          <text:p text:style-name="P7"><text:span text:style-name="T7"><text:s text:c="8"/></text:span><text:span text:style-name="T6">keyBufPool.Put(bufp)// </text:span><text:span text:style-name="T6">将这个内存空间放回到临时对象池中</text:span></text:p>
          <text:p text:style-name="P7"><text:span text:style-name="T6"><text:s text:c="8"/></text:span><text:span text:style-name="T6">// </text:span><text:span text:style-name="T6">获取一个服务器地址</text:span></text:p>
          <text:p text:style-name="P7"><text:span text:style-name="T7"><text:s text:c="8"/></text:span><text:span text:style-name="T6">return ss.addrs[cs%uint32(len(ss.addrs))], nil</text:span></text:p>
          <text:p text:style-name="P7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3cm" svg:height="0.6cm" svg:x="-0.9cm" svg:y="5.7cm">
          <text:p text:style-name="P7"><text:span text:style-name="T6">选择一个</text:span><text:span text:style-name="T6">memcache</text:span><text:span text:style-name="T6">服务器地址</text:span></text:p>
          <draw:enhanced-geometry svg:viewBox="0 0 21600 21600" draw:text-areas="800 800 20800 20800" draw:type="round-rectangular-callout" draw:modifiers="11071.5540745229 45104.8252911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8.8cm" svg:y1="5.5cm" svg:x2="10cm" svg:y2="7.6cm">
          <text:p/>
        </draw:line>
        <draw:custom-shape draw:style-name="gr7" draw:text-style-name="P6" draw:layer="layout" svg:width="11.5cm" svg:height="2.8cm" svg:x="30.499cm" svg:y="5.1cm">
          <text:p text:style-name="P3"><text:span text:style-name="T2">func </text:span><text:span text:style-name="T3">writeRead</text:span><text:span text:style-name="T3">Line(rw </text:span><text:span text:style-name="T3">*bufio.Re</text:span><text:span text:style-name="T3">adWriter, </text:span><text:span text:style-name="T3">format </text:span><text:span text:style-name="T3">string, </text:span><text:span text:style-name="T3">args ...</text:span><text:span text:style-name="T2">i</text:span><text:span text:style-name="T2">nterface</text:span><text:span text:style-name="T5">{</text:span><text:span text:style-name="T5">}) </text:span><text:span text:style-name="T5">([]byte, </text:span><text:span text:style-name="T5">error) {</text:span><text:span text:style-name="T5"><text:line-break/></text:span><text:span text:style-name="T5"> <text:s text:c="3"/>_, </text:span><text:span text:style-name="T5">err := </text:span><text:span text:style-name="T5">fmt.Fprin</text:span><text:span text:style-name="T5">tf(rw, </text:span><text:span text:style-name="T5">format, </text:span><text:span text:style-name="T5">args...)</text:span><text:span text:style-name="T5"><text:line-break/></text:span><text:span text:style-name="T3"> <text:s text:c="3"/></text:span><text:span text:style-name="T2">if </text:span><text:span text:style-name="T5">err != </text:span><text:span text:style-name="T5">nil {</text:span><text:span text:style-name="T5"><text:line-break/></text:span><text:span text:style-name="T5"> <text:s text:c="3"/></text:span><text:span text:style-name="T3"><text:s text:c="4"/></text:span><text:span text:style-name="T2">r</text:span><text:span text:style-name="T2">eturn </text:span><text:span text:style-name="T5">nil, err</text:span><text:span text:style-name="T5"><text:line-break/></text:span><text:span text:style-name="T5"> <text:s text:c="3"/>}</text:span><text:span text:style-name="T5"><text:line-break/></text:span><text:span text:style-name="T3"> <text:s text:c="3"/></text:span><text:span text:style-name="T2">if </text:span><text:span text:style-name="T5">err := </text:span><text:span text:style-name="T5">rw.Flush(</text:span><text:span text:style-name="T5">); err != </text:span><text:span text:style-name="T5">nil {</text:span><text:span text:style-name="T5"><text:line-break/></text:span><text:span text:style-name="T5"> <text:s text:c="3"/></text:span><text:span text:style-name="T3"><text:s text:c="4"/></text:span><text:span text:style-name="T2">r</text:span><text:span text:style-name="T2">eturn </text:span><text:span text:style-name="T5">nil, err</text:span><text:span text:style-name="T5"><text:line-break/></text:span><text:span text:style-name="T5"> <text:s text:c="3"/>}</text:span><text:span text:style-name="T5"><text:line-break/></text:span><text:span text:style-name="T3"> <text:s text:c="3"/>line, </text:span><text:span text:style-name="T3">err := </text:span><text:span text:style-name="T3">rw.ReadSl</text:span><text:span text:style-name="T3">ice(</text:span><text:span text:style-name="T4">'\n'</text:span><text:span text:style-name="T5">)</text:span><text:span text:style-name="T5"><text:line-break/></text:span><text:span text:style-name="T3"> <text:s text:c="3"/></text:span><text:span text:style-name="T2">return </text:span><text:span text:style-name="T5">line, err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7.8cm" svg:y1="6.5cm" svg:x2="30.5cm" svg:y2="6.5cm">
          <text:p/>
        </draw:line>
        <draw:custom-shape draw:style-name="gr8" draw:text-style-name="P10" draw:layer="layout" svg:width="0.8cm" svg:height="0.5cm" svg:x="9.9cm" svg:y="3.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8cm" svg:height="0.6cm" svg:x="14.4cm" svg:y="4.7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9.9cm" svg:y="3.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2cm" svg:height="4.8cm" svg:x="15.8cm" svg:y="4.3cm">
          <text:p text:style-name="P3"><text:span text:style-name="T9"><text:line-break/></text:span><text:span text:style-name="T2">func </text:span><text:span text:style-name="T3">writeExpectf(rw *bufio.ReadWriter, expect []byte, format string, args ...</text:span><text:span text:style-name="T2">interface</text:span><text:span text:style-name="T5">{}) error {</text:span><text:span text:style-name="T5"><text:line-break/></text:span><text:span text:style-name="T5"> <text:s text:c="3"/>line, err := writeReadLine(rw, format, args...)</text:span><text:span text:style-name="T5"><text:line-break/></text:span><text:span text:style-name="T3"> <text:s text:c="3"/></text:span><text:span text:style-name="T2">if </text:span><text:span text:style-name="T5">err != nil {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</text:span><text:span text:style-name="T5"><text:line-break/></text:span><text:span text:style-name="T5"> <text:s text:c="3"/>}</text:span><text:span text:style-name="T5"><text:line-break/></text:span><text:span text:style-name="T3"> <text:s text:c="3"/></text:span><text:span text:style-name="T2">switch </text:span><text:span text:style-name="T5">{</text:span><text:span text:style-name="T5"><text:line-break/></text:span><text:span text:style-name="T3"> <text:s text:c="3"/></text:span><text:span text:style-name="T2">case </text:span><text:span text:style-name="T5">bytes.Equal(line, resultOK):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nil</text:span><text:span text:style-name="T5"><text:line-break/></text:span><text:span text:style-name="T3"> <text:s text:c="3"/></text:span><text:span text:style-name="T2">case </text:span><text:span text:style-name="T5">bytes.Equal(line, expect):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nil</text:span><text:span text:style-name="T5"><text:line-break/></text:span><text:span text:style-name="T3"> <text:s text:c="3"/></text:span><text:span text:style-name="T2">case </text:span><text:span text:style-name="T5">bytes.Equal(line, resultNotStored):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NotStored</text:span><text:span text:style-name="T5"><text:line-break/></text:span><text:span text:style-name="T3"> <text:s text:c="3"/></text:span><text:span text:style-name="T2">case </text:span><text:span text:style-name="T5">bytes.Equal(line, resultExists):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CASConflict</text:span><text:span text:style-name="T5"><text:line-break/></text:span><text:span text:style-name="T3"> <text:s text:c="3"/></text:span><text:span text:style-name="T2">case </text:span><text:span text:style-name="T5">bytes.Equal(line, resultNotFound):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CacheMiss</text:span><text:span text:style-name="T5"><text:line-break/></text:span><text:span text:style-name="T5"> <text:s text:c="3"/>}</text:span><text:span text:style-name="T5"><text:line-break/></text:span><text:span text:style-name="T3"> <text:s text:c="3"/></text:span><text:span text:style-name="T2">return </text:span><text:span text:style-name="T3">fmt.Errorf(</text:span><text:span text:style-name="T4">"memcache: unexpected response line: %q"</text:span><text:span text:style-name="T5">, string(line))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8cm" svg:height="0.7cm" svg:x="28.7cm" svg:y="5.8cm">
          <text:p text:style-name="P1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7.7cm" svg:height="5.5cm" svg:x="9.5cm" svg:y="-4.7cm">
          <text:p text:style-name="P7"><text:span text:style-name="T10"/></text:p>
          <text:p text:style-name="P7"><text:span text:style-name="T10">用法：</text:span></text:p>
          <text:p text:style-name="P7"><text:span text:style-name="T11">mc := memcache.New(</text:span><text:span text:style-name="T12">"127.0.0.1:11211"</text:span><text:span text:style-name="T11">)</text:span><text:span text:style-name="T11"><text:line-break/></text:span><text:span text:style-name="T11">err := mc.DeleteAll(</text:span><text:span text:style-name="T13">)</text:span></text:p>
          <text:p text:style-name="P7"><text:span text:style-name="T10">将内容删除</text:span></text:p>
          <text:p text:style-name="P7"><text:span text:style-name="T10">（和</text:span><text:span text:style-name="T10">Delete</text:span><text:span text:style-name="T10">共用一套实现代码）</text:span></text:p>
          <text:p text:style-name="P7"><text:span text:style-name="T10"/></text:p>
          <text:p text:style-name="P7"><text:span text:style-name="T10">主要可以分为以下步骤：</text:span></text:p>
          <text:p text:style-name="P7"><text:span text:style-name="T10">1</text:span><text:span text:style-name="T10">、获取连接</text:span></text:p>
          <text:p text:style-name="P7"><text:span text:style-name="T10">2</text:span><text:span text:style-name="T10">、发送数据到</text:span><text:span text:style-name="T10">memcached</text:span><text:span text:style-name="T10">服务器</text:span></text:p>
          <text:p text:style-name="P7"><text:span text:style-name="T10">3</text:span><text:span text:style-name="T10">、接收</text:span><text:span text:style-name="T10">memcached</text:span><text:span text:style-name="T10">信息和处理连接</text:span></text:p>
          <draw:enhanced-geometry svg:viewBox="0 0 21600 21600" draw:text-areas="800 800 20800 20800" draw:type="round-rectangular-callout" draw:modifiers="3295.67588624854 25703.2539538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14.2cm" svg:y1="5.8cm" svg:x2="16cm" svg:y2="4.8cm">
          <text:p/>
        </draw:line>
        <draw:custom-shape draw:style-name="gr13" draw:text-style-name="P6" draw:layer="layout" svg:width="9.7cm" svg:height="2.5cm" svg:x="15.8cm" svg:y="10.2cm">
          <text:p text:style-name="P3"><text:span text:style-name="T2">func </text:span><text:span text:style-name="T3">(c *Client) withKeyAddr(key string, fn </text:span><text:span text:style-name="T2">func</text:span><text:span text:style-name="T3">(net.Addr) error) (err error) {</text:span><text:span text:style-name="T3"><text:line-break/></text:span><text:span text:style-name="T3"> <text:s text:c="3"/></text:span><text:span text:style-name="T2">if </text:span><text:span text:style-name="T5">!legalKey(key) {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MalformedKey</text:span><text:span text:style-name="T5"><text:line-break/></text:span><text:span text:style-name="T5"> <text:s text:c="3"/>}</text:span><text:span text:style-name="T5"><text:line-break/></text:span><text:span text:style-name="T5"> <text:s text:c="3"/>addr, err := c.selector.PickServer(key)</text:span><text:span text:style-name="T5"><text:line-break/></text:span><text:span text:style-name="T3"> <text:s text:c="3"/></text:span><text:span text:style-name="T2">if </text:span><text:span text:style-name="T5">err != nil {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</text:span><text:span text:style-name="T5"><text:line-break/></text:span><text:span text:style-name="T5"> <text:s text:c="3"/>}</text:span><text:span text:style-name="T5"><text:line-break/></text:span><text:span text:style-name="T3"> <text:s text:c="3"/></text:span><text:span text:style-name="T2">return </text:span><text:span text:style-name="T5">fn(addr)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0.3cm" svg:height="2.8cm" svg:x="20.1cm" svg:y="13.5cm">
          <text:p text:style-name="P3"><text:span text:style-name="T2">func </text:span><text:span text:style-name="T3">legalKey(key string) bool {</text:span><text:span text:style-name="T3"><text:tab/></text:span><text:span text:style-name="T14">// </text:span><text:span text:style-name="T15">判断是否为合法健</text:span><text:span text:style-name="T15"><text:line-break/></text:span><text:span text:style-name="T15"> <text:s text:c="3"/></text:span><text:span text:style-name="T2">if </text:span><text:span text:style-name="T5">len(key) &gt; </text:span><text:span text:style-name="T16">250 </text:span><text:span text:style-name="T5">{</text:span><text:span text:style-name="T5"><text:line-break/></text:span><text:span text:style-name="T17"> <text:s text:c="3"/></text:span><text:span text:style-name="T15"><text:s text:c="4"/></text:span><text:span text:style-name="T2">return </text:span><text:span text:style-name="T18">false</text:span><text:span text:style-name="T18"><text:line-break/></text:span><text:span text:style-name="T19"> <text:s text:c="3"/></text:span><text:span text:style-name="T5">}</text:span><text:span text:style-name="T5"><text:line-break/></text:span><text:span text:style-name="T15"> <text:s text:c="3"/></text:span><text:span text:style-name="T2">for </text:span><text:span text:style-name="T5">i := </text:span><text:span text:style-name="T16">0</text:span><text:span text:style-name="T5">; i &lt; len(key); i++ {</text:span><text:span text:style-name="T5"><text:tab/></text:span><text:span text:style-name="T20">// key[i]</text:span><text:span text:style-name="T17">要在</text:span><text:span text:style-name="T20"> </text:span><text:span text:style-name="T20">(32,127)</text:span><text:span text:style-name="T20"><text:line-break/></text:span><text:span text:style-name="T17"> <text:s text:c="3"/></text:span><text:span text:style-name="T15"><text:s text:c="4"/></text:span><text:span text:style-name="T2">if </text:span><text:span text:style-name="T3">key[i] &lt;= </text:span><text:span text:style-name="T4">' ' </text:span><text:span text:style-name="T5">|| key[i] == </text:span><text:span text:style-name="T16">0x7f </text:span><text:span text:style-name="T5">{</text:span><text:span text:style-name="T5"><text:tab/></text:span><text:span text:style-name="T20">// 0x7f=127</text:span><text:span text:style-name="T17">，</text:span><text:span text:style-name="T20"> </text:span><text:span text:style-name="T20">ascii DEL (delete)</text:span><text:span text:style-name="T20"><text:line-break/></text:span><text:span text:style-name="T17"> <text:s text:c="7"/></text:span><text:span text:style-name="T15"><text:s text:c="4"/></text:span><text:span text:style-name="T2">return </text:span><text:span text:style-name="T18">false</text:span><text:span text:style-name="T18"><text:line-break/></text:span><text:span text:style-name="T19"> <text:s text:c="8"/></text:span><text:span text:style-name="T5">}</text:span><text:span text:style-name="T5"><text:line-break/></text:span><text:span text:style-name="T17"> <text:s text:c="3"/></text:span><text:span text:style-name="T5">}</text:span><text:span text:style-name="T5"><text:line-break/></text:span><text:span text:style-name="T15"> <text:s text:c="3"/></text:span><text:span text:style-name="T2">return </text:span><text:span text:style-name="T18">true</text:span><text:span text:style-name="T18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1cm" svg:y1="8cm" svg:x2="16.7cm" svg:y2="10cm">
          <text:p/>
        </draw:line>
        <draw:line draw:style-name="gr3" draw:text-style-name="P5" draw:layer="layout" svg:x1="19.8cm" svg:y1="11.2cm" svg:x2="-2.2cm" svg:y2="8.2cm">
          <text:p/>
        </draw:line>
        <draw:custom-shape draw:style-name="gr15" draw:text-style-name="P12" draw:layer="layout" svg:width="11cm" svg:height="2.1cm" svg:x="2.8cm" svg:y="12.6cm">
          <text:p text:style-name="P3"><text:span text:style-name="T2">func </text:span><text:span text:style-name="T3">(c *Client) withAddrRw(addr net.Addr, fn </text:span><text:span text:style-name="T2">func</text:span><text:span text:style-name="T5">(*bufio.ReadWriter) error) (err error) {</text:span><text:span text:style-name="T5"><text:line-break/></text:span><text:span text:style-name="T5"> <text:s text:c="3"/>cn, err := c.getConn(addr)</text:span><text:span text:style-name="T5"><text:line-break/></text:span><text:span text:style-name="T3"> <text:s text:c="3"/></text:span><text:span text:style-name="T2">if </text:span><text:span text:style-name="T5">err != nil {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</text:span><text:span text:style-name="T5"><text:line-break/></text:span><text:span text:style-name="T5"> <text:s text:c="3"/>}</text:span><text:span text:style-name="T5"><text:line-break/></text:span><text:span text:style-name="T3"> <text:s text:c="3"/></text:span><text:span text:style-name="T2">defer </text:span><text:span text:style-name="T5">cn.condRelease(&amp;err)</text:span><text:span text:style-name="T5"><text:line-break/></text:span><text:span text:style-name="T3"> <text:s text:c="3"/></text:span><text:span text:style-name="T2">return </text:span><text:span text:style-name="T5">fn(cn.rw)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5cm" svg:y1="8.3cm" svg:x2="7.4cm" svg:y2="12.6cm">
          <text:p/>
        </draw:line>
        <draw:custom-shape draw:style-name="gr16" draw:text-style-name="P6" draw:layer="layout" svg:width="9.2cm" svg:height="5cm" svg:x="3.5cm" svg:y="16cm">
          <text:p text:style-name="P3"><text:span text:style-name="T2">func </text:span><text:span text:style-name="T5">(c *Client) getConn(addr net.Addr) (*conn, error) {</text:span><text:span text:style-name="T5"><text:line-break/></text:span><text:span text:style-name="T17"> <text:s text:c="3"/></text:span><text:span text:style-name="T20">// </text:span><text:span text:style-name="T17">获取一个空闲连接，如果不存在空闲连接，则新建一个连接</text:span><text:span text:style-name="T17"><text:line-break/></text:span><text:span text:style-name="T17"> <text:s text:c="3"/></text:span><text:span text:style-name="T5">cn, ok := c.getFreeConn(addr)</text:span><text:span text:style-name="T5"><text:line-break/></text:span><text:span text:style-name="T15"> <text:s text:c="3"/></text:span><text:span text:style-name="T2">if </text:span><text:span text:style-name="T5">ok {</text:span><text:span text:style-name="T5"><text:line-break/></text:span><text:span text:style-name="T17"> <text:s text:c="7"/></text:span><text:span text:style-name="T5">cn.extendDeadline()</text:span><text:span text:style-name="T5"><text:line-break/></text:span><text:span text:style-name="T17"> <text:s text:c="3"/></text:span><text:span text:style-name="T15"><text:s text:c="4"/></text:span><text:span text:style-name="T2">return </text:span><text:span text:style-name="T5">cn, nil</text:span><text:span text:style-name="T5"><text:line-break/></text:span><text:span text:style-name="T17"> <text:s text:c="3"/></text:span><text:span text:style-name="T5">}</text:span><text:span text:style-name="T5"><text:line-break/></text:span><text:span text:style-name="T17"> <text:s text:c="3"/></text:span><text:span text:style-name="T5">nc, err := c.dial(addr)</text:span><text:span text:style-name="T5"><text:line-break/></text:span><text:span text:style-name="T15"> <text:s text:c="3"/></text:span><text:span text:style-name="T2">if </text:span><text:span text:style-name="T5">err != nil {</text:span><text:span text:style-name="T5"><text:line-break/></text:span><text:span text:style-name="T17"> <text:s text:c="3"/></text:span><text:span text:style-name="T15"><text:s text:c="4"/></text:span><text:span text:style-name="T2">return </text:span><text:span text:style-name="T5">nil, err</text:span><text:span text:style-name="T5"><text:line-break/></text:span><text:span text:style-name="T17"> <text:s text:c="3"/></text:span><text:span text:style-name="T5">}</text:span><text:span text:style-name="T5"><text:line-break/></text:span><text:span text:style-name="T17"> <text:s text:c="3"/></text:span><text:span text:style-name="T5">cn = &amp;conn{</text:span><text:span text:style-name="T5"><text:line-break/></text:span><text:span text:style-name="T17"> <text:s text:c="7"/></text:span><text:span text:style-name="T5">nc: <text:s text:c="2"/>nc,</text:span><text:span text:style-name="T5"><text:line-break/></text:span><text:span text:style-name="T17"> <text:s text:c="7"/></text:span><text:span text:style-name="T5">addr: addr,</text:span><text:span text:style-name="T5"><text:line-break/></text:span><text:span text:style-name="T17"> <text:s text:c="7"/></text:span><text:span text:style-name="T5">rw: <text:s text:c="2"/>bufio.NewReadWriter(bufio.NewReader(nc), bufio.NewWriter(nc)),</text:span><text:span text:style-name="T5"><text:line-break/></text:span><text:span text:style-name="T17"> <text:s text:c="7"/></text:span><text:span text:style-name="T5">c: <text:s text:c="3"/>c,</text:span><text:span text:style-name="T5"><text:line-break/></text:span><text:span text:style-name="T17"> <text:s text:c="3"/></text:span><text:span text:style-name="T5">}</text:span><text:span text:style-name="T5"><text:line-break/></text:span><text:span text:style-name="T15"> <text:s text:c="3"/></text:span><text:span text:style-name="T3">cn.extendDeadline()</text:span></text:p>
          <text:p text:style-name="P3"><text:span text:style-name="T19"><text:s text:c="4"/></text:span><text:span text:style-name="T2">return </text:span><text:span text:style-name="T5">cn, nil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cm" svg:y1="13.1cm" svg:x2="6.3cm" svg:y2="16.1cm">
          <text:p/>
        </draw:line>
        <draw:custom-shape draw:style-name="gr17" draw:text-style-name="P6" draw:layer="layout" svg:width="8cm" svg:height="3.4cm" svg:x="14.5cm" svg:y="16.9cm">
          <text:p text:style-name="P3"><text:span text:style-name="T2">func </text:span><text:span text:style-name="T5">(c *Client) getFreeConn(addr net.Addr) (cn *conn, ok bool) {</text:span><text:span text:style-name="T5"><text:line-break/></text:span><text:span text:style-name="T5"> <text:s text:c="3"/>c.lk.Lock()</text:span><text:span text:style-name="T5"><text:line-break/></text:span><text:span text:style-name="T5"> <text:s text:c="3"/></text:span><text:span text:style-name="T2">defer </text:span><text:span text:style-name="T5">c.lk.Unlock()</text:span><text:span text:style-name="T5"><text:line-break/></text:span><text:span text:style-name="T5"> <text:s text:c="3"/></text:span><text:span text:style-name="T2">if </text:span><text:span text:style-name="T5">c.freeconn == nil {</text:span><text:span text:style-name="T5"><text:line-break/></text:span><text:span text:style-name="T5"> <text:s text:c="7"/></text:span><text:span text:style-name="T2">return </text:span><text:span text:style-name="T5">nil, </text:span><text:span text:style-name="T18">false</text:span><text:span text:style-name="T18"><text:line-break/></text:span><text:span text:style-name="T5"> <text:s text:c="3"/>}</text:span><text:span text:style-name="T5"><text:line-break/></text:span><text:span text:style-name="T5"> <text:s text:c="3"/>freelist, ok := c.freeconn[addr.String()]</text:span><text:span text:style-name="T5"><text:line-break/></text:span><text:span text:style-name="T5"> <text:s text:c="3"/></text:span><text:span text:style-name="T2">if </text:span><text:span text:style-name="T5">!ok || len(freelist) == </text:span><text:span text:style-name="T16">0 </text:span><text:span text:style-name="T5">{</text:span><text:span text:style-name="T5"><text:line-break/></text:span><text:span text:style-name="T5"> <text:s text:c="7"/></text:span><text:span text:style-name="T2">return </text:span><text:span text:style-name="T5">nil, </text:span><text:span text:style-name="T18">false</text:span><text:span text:style-name="T18"><text:line-break/></text:span><text:span text:style-name="T5"> <text:s text:c="3"/>}</text:span><text:span text:style-name="T5"><text:line-break/></text:span><text:span text:style-name="T5"> <text:s text:c="3"/>cn = freelist[len(freelist)-</text:span><text:span text:style-name="T16">1</text:span><text:span text:style-name="T5">]</text:span><text:span text:style-name="T5"><text:line-break/></text:span><text:span text:style-name="T5"> <text:s text:c="3"/>c.freeconn[addr.String()] = freelist[:len(freelist)-</text:span><text:span text:style-name="T16">1</text:span><text:span text:style-name="T5">]</text:span><text:span text:style-name="T5"><text:line-break/></text:span><text:span text:style-name="T5"> <text:s text:c="3"/></text:span><text:span text:style-name="T2">return </text:span><text:span text:style-name="T5">cn, </text:span><text:span text:style-name="T18">true</text:span><text:span text:style-name="T18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8cm" svg:y1="16.8cm" svg:x2="14.6cm" svg:y2="17.1cm">
          <text:p/>
        </draw:line>
        <draw:custom-shape draw:style-name="gr18" draw:text-style-name="P4" draw:layer="layout" svg:width="7.7cm" svg:height="0.8cm" svg:x="9cm" svg:y="22.5cm">
          <text:p text:style-name="P3"><text:span text:style-name="T21">func </text:span><text:span text:style-name="T22">(cn *conn) extendDeadline() {</text:span><text:span text:style-name="T22"><text:line-break/></text:span><text:span text:style-name="T22"><text:tab/></text:span><text:span text:style-name="T22">cn.nc.SetDeadline(time.Now().Add(cn.c.netTimeout()))</text:span><text:span text:style-name="T17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9cm" svg:y1="20.4cm" svg:x2="11cm" svg:y2="22.4cm">
          <text:p/>
        </draw:line>
        <draw:line draw:style-name="gr3" draw:text-style-name="P5" draw:layer="layout" svg:x1="6.4cm" svg:y1="17.3cm" svg:x2="11cm" svg:y2="22.4cm">
          <text:p/>
        </draw:line>
        <draw:line draw:style-name="gr3" draw:text-style-name="P5" draw:layer="layout" svg:x1="17.5cm" svg:y1="12.2cm" svg:x2="8.1cm" svg:y2="8.4cm">
          <text:p/>
        </draw:line>
        <draw:line draw:style-name="gr3" draw:text-style-name="P5" draw:layer="layout" svg:x1="4.4cm" svg:y1="14cm" svg:x2="7.4cm" svg:y2="5.9cm">
          <text:p/>
        </draw:line>
        <draw:custom-shape draw:style-name="gr9" draw:text-style-name="P10" draw:layer="layout" svg:width="0.8cm" svg:height="0.6cm" svg:x="9.4cm" svg:y="6.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8cm" svg:height="0.6cm" svg:x="11.3cm" svg:y="8.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8cm" svg:height="0.6cm" svg:x="21cm" svg:y="12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4cm" svg:y1="10.6cm" svg:x2="22.6cm" svg:y2="13.6cm">
          <text:p/>
        </draw:line>
        <draw:custom-shape draw:style-name="gr8" draw:text-style-name="P10" draw:layer="layout" svg:width="0.8cm" svg:height="0.5cm" svg:x="14.8cm" svg:y="9.9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14.8cm" svg:y="11.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7.3cm" svg:y="9.9cm">
          <text:p text:style-name="P1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5.5cm" svg:y="11.1cm">
          <text:p text:style-name="P1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5.5cm" svg:y="15cm">
          <text:p text:style-name="P1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10.9cm" svg:y="16.4cm">
          <text:p text:style-name="P1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8.2cm" svg:y="18.5cm">
          <text:p text:style-name="P1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7.9cm" svg:y="20.7cm">
          <text:p text:style-name="P1"><text:span text:style-name="T8">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21T10:32:28.298925005</dc:date>
    <meta:editing-duration>PT47M35S</meta:editing-duration>
    <meta:editing-cycles>18</meta:editing-cycles>
    <meta:generator>LibreOffice/6.1.2.1$Linux_X86_64 LibreOffice_project/10$Build-1</meta:generator>
    <meta:document-statistic meta:object-count="43"/>
  </office:meta>
</office:document-meta>
</file>